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7000000DD31089DA8F77445F9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174cm" fo:min-width="1.214cm"/>
    </style:style>
    <style:style style:name="gr3" style:family="graphic" style:parent-style-name="standard">
      <style:graphic-properties draw:textarea-horizontal-align="justify" draw:textarea-vertical-align="middle" draw:auto-grow-height="false" fo:min-height="0.5cm" fo:min-width="0.6cm"/>
    </style:style>
    <style:style style:name="gr4" style:family="graphic" style:parent-style-name="standard">
      <style:graphic-properties draw:textarea-horizontal-align="justify" draw:textarea-vertical-align="middle" draw:auto-grow-height="false" fo:min-height="0.45cm" fo:min-width="0.7cm"/>
    </style:style>
    <style:style style:name="gr5" style:family="graphic" style:parent-style-name="standard">
      <style:graphic-properties draw:textarea-horizontal-align="justify" draw:textarea-vertical-align="middle" draw:auto-grow-height="false" fo:min-height="0.5cm" fo:min-width="0.8cm"/>
    </style:style>
    <style:style style:name="gr6" style:family="graphic" style:parent-style-name="standard">
      <style:graphic-properties draw:textarea-horizontal-align="justify" draw:textarea-vertical-align="middle" draw:auto-grow-height="false" fo:min-height="0.75cm" fo:min-width="1.1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svg:stroke-color="#000000" draw:marker-end="Arrow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548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gr1" draw:text-style-name="P1" draw:layer="layout" svg:width="7.277cm" svg:height="6.125cm" svg:x="0.575cm" svg:y="1.775cm">
          <draw:image xlink:href="Pictures/1000020100000107000000DD31089DA8F77445F9.png" xlink:type="simple" xlink:show="embed" xlink:actuate="onLoad">
            <text:p/>
          </draw:image>
        </draw:frame>
        <draw:custom-shape draw:style-name="gr2" draw:text-style-name="P1" xml:id="id1" draw:id="id1" draw:layer="layout" svg:width="1.9cm" svg:height="0.6cm" svg:x="11.65cm" svg:y="2.3cm">
          <text:p text:style-name="P1">Начало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9" draw:id="id9" draw:layer="layout" svg:width="1.9cm" svg:height="0.6cm" svg:x="11.9cm" svg:y="9.3cm">
          <text:p text:style-name="P1">Конец</text:p>
          <draw:enhanced-geometry svg:viewBox="0 0 21600 21600" draw:glue-points="10800 0 0 10800 10800 21600 21600 10800" draw:text-areas="1060 3180 20540 18420" draw:mirror-horizontal="false" draw:mirror-vertical="false" draw:type="flowchart-terminator" draw:enhanced-path="M 3470 21600 X 0 10800 3470 0 L 18130 0 X 21600 10800 18130 21600 Z N"/>
        </draw:custom-shape>
        <draw:custom-shape draw:style-name="gr3" draw:text-style-name="P1" xml:id="id2" draw:id="id2" draw:layer="layout" svg:width="2.2cm" svg:height="1.5cm" svg:x="11.5cm" svg:y="3.2cm">
          <text:p text:style-name="P1">Input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xml:id="id4" draw:id="id4" draw:layer="layout" svg:width="2.4cm" svg:height="1.4cm" svg:x="14.2cm" svg:y="5.5cm">
          <text:p text:style-name="P1">cos(q)=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3" draw:id="id3" draw:layer="layout" svg:width="2.6cm" svg:height="1.5cm" svg:x="8.7cm" svg:y="5.4cm">
          <text:p text:style-name="P1">sin(q*q)=w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8" draw:id="id8" draw:layer="layout" svg:width="1.6cm" svg:height="1cm" svg:x="16.2cm" svg:y="7cm">
          <text:p text:style-name="P1">NEIBR</text:p>
          <text:p text:style-name="P1">:=true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1.6cm" svg:height="1cm" svg:x="11.2cm" svg:y="7cm">
          <text:p text:style-name="P1">NEIBR</text:p>
          <text:p text:style-name="P1">:=true</text:p>
          <draw:enhanced-geometry svg:viewBox="0 0 21600 21600" draw:type="rectangle" draw:enhanced-path="M 0 0 L 21600 0 21600 21600 0 21600 0 0 Z N"/>
        </draw:custom-shape>
        <draw:custom-shape draw:style-name="gr6" draw:text-style-name="P1" xml:id="id5" draw:id="id5" draw:layer="layout" svg:width="1.6cm" svg:height="1cm" svg:x="7.6cm" svg:y="7cm">
          <text:p text:style-name="P1">NEIBR</text:p>
          <text:p text:style-name="P1">:=false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1.6cm" svg:height="1cm" svg:x="13.1cm" svg:y="7cm">
          <text:p text:style-name="P1">NEIBR</text:p>
          <text:p text:style-name="P1">:=false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svg:x1="12.6cm" svg:y1="2.9cm" svg:x2="12.6cm" svg:y2="3.2cm" draw:start-shape="id1" draw:start-glue-point="6" draw:end-shape="id2" draw:end-glue-point="4" svg:d="M12600 2900v300" svg:viewBox="0 0 1 301">
          <text:p/>
        </draw:connector>
        <draw:connector draw:style-name="gr8" draw:text-style-name="P1" draw:layer="layout" svg:x1="11.5cm" svg:y1="3.95cm" svg:x2="10cm" svg:y2="5.4cm" draw:start-shape="id2" draw:start-glue-point="5" draw:end-shape="id3" draw:end-glue-point="4" svg:d="M11500 3950h-1500v1450" svg:viewBox="0 0 1501 1451">
          <text:p/>
        </draw:connector>
        <draw:connector draw:style-name="gr7" draw:text-style-name="P1" draw:layer="layout" svg:x1="13.7cm" svg:y1="3.95cm" svg:x2="15.4cm" svg:y2="5.5cm" draw:start-shape="id2" draw:start-glue-point="7" draw:end-shape="id4" draw:end-glue-point="4" svg:d="M13700 3950h1700v1550" svg:viewBox="0 0 1701 1551">
          <text:p/>
        </draw:connector>
        <draw:connector draw:style-name="gr8" draw:text-style-name="P1" draw:layer="layout" svg:x1="8.7cm" svg:y1="6.15cm" svg:x2="8.4cm" svg:y2="7cm" draw:start-shape="id3" draw:start-glue-point="5" draw:end-shape="id5" draw:end-glue-point="0" svg:d="M8700 6150h-300v850" svg:viewBox="0 0 301 851">
          <text:p/>
        </draw:connector>
        <draw:connector draw:style-name="gr7" draw:text-style-name="P1" draw:layer="layout" svg:x1="11.3cm" svg:y1="6.15cm" svg:x2="12cm" svg:y2="7cm" draw:start-shape="id3" draw:start-glue-point="7" draw:end-shape="id6" draw:end-glue-point="0" svg:d="M11300 6150h700v850" svg:viewBox="0 0 701 851">
          <text:p/>
        </draw:connector>
        <draw:connector draw:style-name="gr8" draw:text-style-name="P1" draw:layer="layout" svg:x1="14.2cm" svg:y1="6.2cm" svg:x2="13.9cm" svg:y2="7cm" draw:start-shape="id4" draw:start-glue-point="5" draw:end-shape="id7" draw:end-glue-point="0" svg:d="M14200 6200h-300v800" svg:viewBox="0 0 301 801">
          <text:p/>
        </draw:connector>
        <draw:connector draw:style-name="gr7" draw:text-style-name="P1" draw:layer="layout" svg:x1="16.6cm" svg:y1="6.2cm" svg:x2="17cm" svg:y2="7cm" draw:start-shape="id4" draw:start-glue-point="7" draw:end-shape="id8" draw:end-glue-point="0" svg:d="M16600 6200h400v800" svg:viewBox="0 0 401 801">
          <text:p/>
        </draw:connector>
        <draw:connector draw:style-name="gr7" draw:text-style-name="P1" draw:layer="layout" svg:x1="8.4cm" svg:y1="8cm" svg:x2="12.85cm" svg:y2="9.3cm" draw:start-shape="id5" draw:start-glue-point="2" draw:end-shape="id9" draw:end-glue-point="4" svg:d="M8400 8000v650h4450v650" svg:viewBox="0 0 4451 1301">
          <text:p/>
        </draw:connector>
        <draw:connector draw:style-name="gr7" draw:text-style-name="P1" draw:layer="layout" svg:x1="12cm" svg:y1="8cm" svg:x2="12.85cm" svg:y2="9.3cm" draw:start-shape="id6" draw:start-glue-point="2" draw:end-shape="id9" draw:end-glue-point="4" svg:d="M12000 8000v650h850v650" svg:viewBox="0 0 851 1301">
          <text:p/>
        </draw:connector>
        <draw:connector draw:style-name="gr7" draw:text-style-name="P1" draw:layer="layout" svg:x1="13.9cm" svg:y1="8cm" svg:x2="12.85cm" svg:y2="9.3cm" draw:start-shape="id7" draw:start-glue-point="2" draw:end-shape="id9" draw:end-glue-point="4" svg:d="M13900 8000v650h-1050v650" svg:viewBox="0 0 1051 1301">
          <text:p/>
        </draw:connector>
        <draw:connector draw:style-name="gr8" draw:text-style-name="P1" draw:layer="layout" svg:x1="17cm" svg:y1="8cm" svg:x2="12.85cm" svg:y2="9.3cm" draw:start-shape="id8" draw:start-glue-point="2" draw:end-shape="id9" draw:end-glue-point="4" svg:d="M17000 8000v650h-4150v650" svg:viewBox="0 0 4151 1301">
          <text:p/>
        </draw:connector>
        <draw:frame draw:style-name="gr9" draw:text-style-name="P2" draw:layer="layout" svg:width="0.5cm" svg:height="0.798cm" svg:x="16.2cm" svg:y="5.4cm">
          <draw:text-box>
            <text:p>+</text:p>
          </draw:text-box>
        </draw:frame>
        <draw:frame draw:style-name="gr9" draw:text-style-name="P2" draw:layer="layout" svg:width="0.5cm" svg:height="0.798cm" svg:x="10.8cm" svg:y="5.202cm">
          <draw:text-box>
            <text:p>+</text:p>
          </draw:text-box>
        </draw:frame>
        <draw:frame draw:style-name="gr9" draw:text-style-name="P2" draw:layer="layout" svg:width="0.5cm" svg:height="0.798cm" svg:x="13.4cm" svg:y="3.1cm">
          <draw:text-box>
            <text:p>+</text:p>
          </draw:text-box>
        </draw:frame>
        <draw:frame draw:style-name="gr9" draw:text-style-name="P2" draw:layer="layout" svg:width="0.5cm" svg:height="0.798cm" svg:x="14.2cm" svg:y="5cm">
          <draw:text-box>
            <text:p>_</text:p>
          </draw:text-box>
        </draw:frame>
        <draw:frame draw:style-name="gr9" draw:text-style-name="P2" draw:layer="layout" svg:width="0.5cm" svg:height="0.798cm" svg:x="11.2cm" svg:y="2.9cm">
          <draw:text-box>
            <text:p>_</text:p>
          </draw:text-box>
        </draw:frame>
        <draw:frame draw:style-name="gr9" draw:text-style-name="P2" draw:layer="layout" svg:width="0.5cm" svg:height="0.798cm" svg:x="8.6cm" svg:y="5.1cm">
          <draw:text-box>
            <text:p>_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Схема_20_документа_20_Знак" style:display-name="Схема документа Знак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Основной_20_шрифт_20_абзаца" style:display-name="Основной шрифт абзаца" style:family="graphic">
      <style:paragraph-properties style:text-autospace="none"/>
    </style:style>
    <style:style style:name="Заголовок_20_таблицы" style:display-name="Заголовок таблицы" style:family="graphic">
      <style:paragraph-properties fo:text-align="center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fo:font-weight="bold" style:font-name-asian="Times New Roman" style:font-family-asian="'Times New Roman'" style:font-family-generic-asian="roman" style:font-pitch-asian="variable" style:font-size-asian="10pt" style:language-asian="ar" style:country-asian="SA" style:font-weight-asian="bold" style:font-weight-complex="bold"/>
    </style:style>
    <style:style style:name="Содержимое_20_таблицы" style:display-name="Содержимое таблицы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хема_20_документа" style:display-name="Схема документа" style:family="graphic">
      <style:paragraph-properties fo:text-align="start" style:text-autospace="none" style:writing-mode="lr-tb"/>
      <style:text-properties style:use-window-font-color="true" style:font-name="Tahoma" fo:font-family="Tahoma" style:font-family-generic="swiss" style:font-pitch="variable" fo:font-size="8pt" fo:language="ru" fo:country="RU" style:font-name-asian="Tahoma" style:font-family-asian="Tahoma" style:font-family-generic-asian="swiss" style:font-pitch-asian="variable" style:font-size-asian="8pt" style:language-asian="ar" style:country-asian="SA"/>
    </style:style>
    <style:style style:name="Нижний_20_колонтитул" style:display-name="Нижний колонтитул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Верхний_20_колонтитул" style:display-name="Верхний колонтитул" style:family="graphic">
      <style:paragraph-properties fo:text-align="start" style:text-autospace="none" style:writing-mode="lr-tb">
        <style:tab-stops>
          <style:tab-stop style:position="12.92cm" style:type="center"/>
          <style:tab-stop style:position="25.843cm" style:type="right"/>
        </style:tab-stops>
      </style:paragraph-properties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O-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/>
    </style:style>
    <style:style style:name="Указатель" style:family="graphic">
      <style:paragraph-properties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Lohit Devanagari" style:font-family-asian="'Lohit Devanagari'" style:font-size-asian="10pt" style:language-asian="ar" style:country-asian="SA"/>
    </style:style>
    <style:style style:name="Название" style:family="graphic">
      <style:paragraph-properties fo:margin-top="0.374cm" fo:margin-bottom="0.374cm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fo:font-style="italic" style:font-name-asian="Lohit Devanagari" style:font-family-asian="'Lohit Devanagari'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start"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Lohit Devanagari" style:font-family-asian="'Lohit Devanagari'" style:font-size-asian="10pt" style:language-asian="ar" style:country-asian="SA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4T19:06:08.892434114</meta:creation-date>
    <meta:generator>LibreOffice/5.3.6.1$Windows_x86 LibreOffice_project/686f202eff87ef707079aeb7f485847613344eb7</meta:generator>
    <dc:date>2018-01-20T00:40:43.030000000</dc:date>
    <meta:editing-duration>PT3H18M</meta:editing-duration>
    <meta:editing-cycles>16</meta:editing-cycles>
    <meta:document-statistic meta:object-count="27"/>
  </office:meta>
</office:document-meta>
</file>